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nchmarkMain_EishayDecode_WriteAsArray.perf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nchmarkMain_EishayDecode_WriteAsArray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nchmarkMain_EishayDecode_WriteAsArray.de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